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201C384A8974E849999.png" manifest:media-type="image/png"/>
  <manifest:file-entry manifest:full-path="Pictures/10000201000001F80000020A34520ECCF818AAD5.png" manifest:media-type="image/png"/>
  <manifest:file-entry manifest:full-path="Pictures/1000020100000203000002116A4C692875E0506B.png" manifest:media-type="image/png"/>
  <manifest:file-entry manifest:full-path="Pictures/10000201000001F90000020C994984E8324C3F95.png" manifest:media-type="image/png"/>
  <manifest:file-entry manifest:full-path="Pictures/100002010000025B00000218983D59D621426330.png" manifest:media-type="image/png"/>
  <manifest:file-entry manifest:full-path="Pictures/10000201000002640000022EC141A627EE3326B4.png" manifest:media-type="image/png"/>
  <manifest:file-entry manifest:full-path="Pictures/10000201000002970000024225DD23BBF7CDB009.png" manifest:media-type="image/png"/>
  <manifest:file-entry manifest:full-path="Pictures/1000020100000270000002112260D925CB9930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4.3339in" svg:height="3.6744in" draw:z-index="0"><draw:image xlink:href="Pictures/1000020100000270000002112260D925CB9930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4.5555in" svg:height="3.9717in" draw:z-index="1"><draw:image xlink:href="Pictures/10000201000002970000024225DD23BBF7CDB0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8516in" svg:y="-0.1362in" svg:width="4.5063in" svg:height="4.1091in" draw:z-index="2"><draw:image xlink:href="Pictures/10000201000002640000022EC141A627EE3326B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4.3693in" svg:height="3.8839in" draw:z-index="3"><draw:image xlink:href="Pictures/100002010000025B00000218983D59D6214263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.8752in" svg:y="0.0134in" svg:width="4.1492in" svg:height="4.3055in" draw:z-index="4"><draw:image xlink:href="Pictures/10000201000001F90000020C994984E8324C3F9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1.0075in" svg:y="0.0709in" svg:width="3.9693in" svg:height="4.111in" draw:z-index="5"><draw:image xlink:href="Pictures/10000201000001F80000020A34520ECCF818AAD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3.9929in" svg:height="4.1016in" draw:z-index="6"><draw:image xlink:href="Pictures/1000020100000203000002116A4C692875E0506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3.9516in" svg:height="3.8028in" draw:z-index="7"><draw:image xlink:href="Pictures/100002010000021500000201C384A8974E8499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6:35:25.547364840</meta:creation-date>
    <dc:date>2020-11-18T23:28:53.216636620</dc:date>
    <meta:editing-duration>PT6H43M17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4.6.2$Linux_X86_64 LibreOffice_project/40$Build-2</meta:generator>
  </office:meta>
</office:document-meta>
</file>